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office:automatic-styles>
  <office:body>
    <office:text>
<text:p text:style-name="Title">Hierarchical models to predict predation in complex trophic communities</text:p>


Trophic interactions make the backbone of ecological communities. From herbivory to predation, these interactions of varying strength shape ecosystem and their related functions. There is a pressing need to be able to predict interaction strength at the scale of whole communities. While functional responses focus at the pairwise interaction level, we question here if the same underlying mechanisms could be leveraged to make predictions at the scale of the community. In this study, we develop 4 hierarchical models of increasing complexity based on the type I and the type II functional responses to predict biomass fluxes between consumers and resources at the community level. The main objective is to determine if simple mechanism such as mass action (type I) and the saturation of fluxes (type II) are sufficient to predict biomass fluxes. To do so, we collected 19 Ecopath networks encompassing 1380 interactions across marine, aquatic and terrestrial ecosystems. While we can not reject the mechanism of saturating fluxes (type II), our results suggest that a mass action mechanism is sufficient and more robust, in the context of our data, to predict biomass fluxes between consumers and resources at the community level. We also recovered the expected allometric relationships between consumers body mass and their space clearance rate parameters within the mass action model, further solidifying our findings. Further modelisation is needed, specifically a trait-matching model with more data, to develop a model generalizable to more taxons and types of trophic interactions.


<text:p text:style-name="First_20_paragraph">Trophic interactions make the backbone of ecological communities (Bellingeri &amp; Bodini 2016; DeLong 2021; Wootton &amp; Emmerson 2005), linking every component through nutrient and energy flows (Lindeman 1942). Consumer-resource interactions of varying strength play a crucial role in shaping important ecosystem functions and processes (Curtsdotter <text:span text:style-name="T1">et al.</text:span> 2019; Duffy 2002; Koltz <text:span text:style-name="T1">et al.</text:span> 2018; Montoya <text:span text:style-name="T1">et al.</text:span> 2003; Wilmers <text:span text:style-name="T1">et al.</text:span> 2012) such as disease dynamics, invasive species and biogeochemical cycles (Estes <text:span text:style-name="T1">et al.</text:span> 2011). Identifying species interactions and quantifying their strength is necessary to understand community composition (Paine 1992), stability (Bascompte <text:span text:style-name="T1">et al.</text:span> 2005; de Ruiter <text:span text:style-name="T1">et al.</text:span> 1995; Neutel 2002; Nilsson &amp; McCann 2016) and the resulting associated ecosystem services (Montoya <text:span text:style-name="T1">et al.</text:span> 2003). Global changes have a diversity of impacts on species themselves, but also how they interact and the resulting assemblages and functioning (Koltz <text:span text:style-name="T1">et al.</text:span> 2018; Lurgi <text:span text:style-name="T1">et al.</text:span> 2012). Empirical observation of these interactions and the evaluation of their strength is however challenging, if not unfeasable due to their sheer amount, sampling biases and the emergence of novel interactions between species that never co-occurred (Aguiar <text:span text:style-name="T1">et al.</text:span> 2019; Jordano 2016; Wootton &amp; Emmerson 2005). The study of ecological networks has therefore recently moved to the development of predictive tools to overcome the limitations associated with empirical sampling of trophic interactions (Poisot <text:span text:style-name="T1">et al.</text:span> 2016). Different models are derived from food web theory, such as the niche model (Williams &amp; Martinez 2000), the nested-hierarchy model (Cattin <text:span text:style-name="T1">et al.</text:span> 2004), trait-matching model (Bartomeus <text:span text:style-name="T1">et al.</text:span> 2016) or physical constraints (Portalier <text:span text:style-name="T1">et al.</text:span> 2019). More recently, Strydom <text:span text:style-name="T1">et al.</text:span> (2021) developed a general framework to predict interaction probabilities between species in a community context. These methods are however mostly qualitative, i.e. they are meant to predict if there is an interaction or not, and there is a pressing need to expand them to quantitative interactions, where the strength of interaction between any two organisms is described.</text:p>
<text:h text:style-name="Heading_20_1" text:outline-level="1"><text:bookmark-start text:name="references"/>References<text:bookmark-end text:name="references"/></text:h>
<text:section text:name="refs"><text:section text:name="ref-Aguiar2019RevBia"><text:p text:style-name="First_20_paragraph">Aguiar, M.A.M. de, Newman, E.A., Pires, M.M., Yeakel, J.D., Boettiger, C., Burkle, L.A., <text:span text:style-name="T1">et al.</text:span> (2019). <text:a xlink:type="simple" xlink:href="https://doi.org/10.7717/peerj.7566" office:name=""><text:span text:style-name="Definition">Revealing biases in the sampling of ecological interaction networks</text:span></text:a>. <text:span text:style-name="T1">PeerJ</text:span>, 7, e7566.</text:p></text:section>
<text:section text:name="ref-Bartomeus2016ComFra"><text:p text:style-name="Text_20_body">Bartomeus, I., Gravel, D., Tylianakis, J.M., Aizen, M.A., Dickie, I.A. &amp; Bernard-Verdier, M. (2016). <text:a xlink:type="simple" xlink:href="https://doi.org/10.1111/1365-2435.12666" office:name=""><text:span text:style-name="Definition">A common framework for identifying linkage rules across different types of interactions</text:span></text:a>. <text:span text:style-name="T1">Functional Ecology</text:span>, 30, 1894–1903.</text:p></text:section>
<text:section text:name="ref-Bascompte2005IntStr"><text:p text:style-name="Text_20_body">Bascompte, J., Melian, C.J. &amp; Sala, E. (2005). <text:a xlink:type="simple" xlink:href="https://doi.org/10.1073/pnas.0501562102" office:name=""><text:span text:style-name="Definition">Interaction strength combinations and the overfishing of a marine food web</text:span></text:a>. <text:span text:style-name="T1">Proceedings of the National Academy of Sciences</text:span>, 102, 5443–5447.</text:p></text:section>
<text:section text:name="ref-Bellingeri2016FooWeb"><text:p text:style-name="Text_20_body">Bellingeri, M. &amp; Bodini, A. (2016). <text:a xlink:type="simple" xlink:href="https://doi.org/10.1111/oik.02244" office:name=""><text:span text:style-name="Definition">Food web’s backbones and energy delivery in ecosystems</text:span></text:a>. <text:span text:style-name="T1">Oikos</text:span>, 125, 586–594.</text:p></text:section>
<text:section text:name="ref-Cattin2004PhyCon"><text:p text:style-name="Text_20_body">Cattin, M.-F., Bersier, L.-F., Banašek-Richter, C., Baltensperger, R. &amp; Gabriel, J.-P. (2004). <text:a xlink:type="simple" xlink:href="https://doi.org/10.1038/nature02327" office:name=""><text:span text:style-name="Definition">Phylogenetic constraints and adaptation explain food-web structure</text:span></text:a>. <text:span text:style-name="T1">Nature</text:span>, 427, 835–839.</text:p></text:section>
<text:section text:name="ref-Curtsdotter2019EcoFun"><text:p text:style-name="Text_20_body">Curtsdotter, A., Banks, H.T., Banks, J.E., Jonsson, M., Jonsson, T., Laubmeier, A.N., <text:span text:style-name="T1">et al.</text:span> (2019). <text:a xlink:type="simple" xlink:href="https://doi.org/10.1111/1365-2656.12892" office:name=""><text:span text:style-name="Definition">Ecosystem function in predator–prey food webs—confronting dynamic models with empirical data</text:span></text:a>. <text:span text:style-name="T1">Journal of Animal Ecology</text:span>, 88, 196–210.</text:p></text:section>
<text:section text:name="ref-deRuiter1995EnePat"><text:p text:style-name="Text_20_body">de Ruiter, P.C., Neutel, A.-M. &amp; Moore, J.C. (1995). <text:a xlink:type="simple" xlink:href="https://doi.org/10.1126/science.269.5228.1257" office:name=""><text:span text:style-name="Definition">Energetics, Patterns of Interaction Strengths, and Stability in Real Ecosystems</text:span></text:a>. <text:span text:style-name="T1">Science</text:span>, 269, 1257–1260.</text:p></text:section>
<text:section text:name="ref-DeLong2021PreEco"><text:p text:style-name="Text_20_body">DeLong, J.P. (2021). <text:span text:style-name="T1">Predator Ecology: Evolutionary Ecology of the Functional Response</text:span>. Oxford University Press.</text:p></text:section>
<text:section text:name="ref-Duffy2002BioEco"><text:p text:style-name="Text_20_body">Duffy, J.E. (2002). <text:a xlink:type="simple" xlink:href="https://doi.org/10.1034/j.1600-0706.2002.990201.x" office:name=""><text:span text:style-name="Definition">Biodiversity and ecosystem function: The consumer connection</text:span></text:a>. <text:span text:style-name="T1">Oikos</text:span>, 99, 201–219.</text:p></text:section>
<text:section text:name="ref-Estes2011TroDow"><text:p text:style-name="Text_20_body">Estes, J.A., Terborgh, J., Brashares, J.S., Power, M.E., Berger, J., Bond, W.J., <text:span text:style-name="T1">et al.</text:span> (2011). <text:a xlink:type="simple" xlink:href="https://doi.org/10.1126/science.1205106" office:name=""><text:span text:style-name="Definition">Trophic Downgrading of Planet Earth</text:span></text:a>. <text:span text:style-name="T1">Science</text:span>, 333, 301–306.</text:p></text:section>
<text:section text:name="ref-Jordano2016ChaEco"><text:p text:style-name="Text_20_body">Jordano, P. (2016). <text:a xlink:type="simple" xlink:href="https://doi.org/10.1371/journal.pbio.1002559" office:name=""><text:span text:style-name="Definition">Chasing Ecological Interactions</text:span></text:a>. <text:span text:style-name="T1">PLOS Biology</text:span>, 14, e1002559.</text:p></text:section>
<text:section text:name="ref-Koltz2018WarRev"><text:p text:style-name="Text_20_body">Koltz, A.M., Classen, A.T. &amp; Wright, J.P. (2018). <text:a xlink:type="simple" xlink:href="https://doi.org/10.1073/pnas.1808754115" office:name=""><text:span text:style-name="Definition">Warming reverses top-down effects of predators on belowground ecosystem function in Arctic tundra</text:span></text:a>. <text:span text:style-name="T1">Proceedings of the National Academy of Sciences</text:span>, 115, E7541–E7549.</text:p></text:section>
<text:section text:name="ref-Lindeman1942TroAsp"><text:p text:style-name="Text_20_body">Lindeman, R.L. (1942). <text:a xlink:type="simple" xlink:href="https://doi.org/10.2307/1930126" office:name=""><text:span text:style-name="Definition">The Trophic-Dynamic Aspect of Ecology</text:span></text:a>. <text:span text:style-name="T1">Ecology</text:span>, 23, 399–417.</text:p></text:section>
<text:section text:name="ref-Lurgi2012NovCom"><text:p text:style-name="Text_20_body">Lurgi, M., López, B.C. &amp; Montoya, J.M. (2012). <text:a xlink:type="simple" xlink:href="https://doi.org/10.1098/rstb.2012.0238" office:name=""><text:span text:style-name="Definition">Novel communities from climate change</text:span></text:a>. <text:span text:style-name="T1">Philosophical Transactions of the Royal Society B: Biological Sciences</text:span>, 367, 2913–2922.</text:p></text:section>
<text:section text:name="ref-Montoya2003FooWeb"><text:p text:style-name="Text_20_body">Montoya, J.M., Rodríguez, M.A. &amp; Hawkins, B.A. (2003). <text:a xlink:type="simple" xlink:href="https://doi.org/10.1046/j.1461-0248.2003.00469.x" office:name=""><text:span text:style-name="Definition">Food web complexity and higher-level ecosystem services</text:span></text:a>. <text:span text:style-name="T1">Ecology Letters</text:span>, 6, 587–593.</text:p></text:section>
<text:section text:name="ref-Neutel2002StaRea"><text:p text:style-name="Text_20_body">Neutel, A.-M. (2002). <text:a xlink:type="simple" xlink:href="https://doi.org/10.1126/science.1068326" office:name=""><text:span text:style-name="Definition">Stability in Real Food Webs: Weak Links in Long Loops</text:span></text:a>. <text:span text:style-name="T1">Science</text:span>, 296, 1120–1123.</text:p></text:section>
<text:section text:name="ref-Nilsson2016IntStr"><text:p text:style-name="Text_20_body">Nilsson, K.A. &amp; McCann, K.S. (2016). <text:a xlink:type="simple" xlink:href="https://doi.org/10.1007/s12080-015-0282-8" office:name=""><text:span text:style-name="Definition">Interaction strength revisited—clarifying the role of energy flux for food web stability</text:span></text:a>. <text:span text:style-name="T1">Theoretical Ecology</text:span>, 9, 59–71.</text:p></text:section>
<text:section text:name="ref-Paine1992FooAna"><text:p text:style-name="Text_20_body">Paine, R.T. (1992). <text:a xlink:type="simple" xlink:href="https://doi.org/10.1038/355073a0" office:name=""><text:span text:style-name="Definition">Food-web analysis through field measurement of per capita interaction strength</text:span></text:a>. <text:span text:style-name="T1">Nature</text:span>, 355, 73–75.</text:p></text:section>
<text:section text:name="ref-Poisot2016DesUnd"><text:p text:style-name="Text_20_body">Poisot, T., Stouffer, D.B. &amp; Kéfi, S. (2016). <text:a xlink:type="simple" xlink:href="https://www.jstor.org/stable/48582345" office:name=""><text:span text:style-name="Definition">Describe, understand and predict: Why do we need networks in ecology?</text:span></text:a> <text:span text:style-name="T1">Functional Ecology</text:span>, 30, 1878–1882.</text:p></text:section>
<text:section text:name="ref-Portalier2019MecPre"><text:p text:style-name="Text_20_body">Portalier, S.M.J., Fussmann, G.F., Loreau, M. &amp; Cherif, M. (2019). <text:a xlink:type="simple" xlink:href="https://doi.org/10.1111/1365-2435.13254" office:name=""><text:span text:style-name="Definition">The mechanics of predator–prey interactions: First principles of physics predict predator–prey size ratios</text:span></text:a>. <text:span text:style-name="T1">Functional Ecology</text:span>, 33, 323–334.</text:p></text:section>
<text:section text:name="ref-Strydom2021RoaPre"><text:p text:style-name="Text_20_body">Strydom, T., Catchen, M.D., Banville, F., Caron, D., Dansereau, G., Desjardins-Proulx, P., <text:span text:style-name="T1">et al.</text:span> (2021). <text:a xlink:type="simple" xlink:href="https://doi.org/10.1098/rstb.2021.0063" office:name=""><text:span text:style-name="Definition">A roadmap towards predicting species interaction networks (across space and time)</text:span></text:a>. <text:span text:style-name="T1">Philosophical Transactions of the Royal Society B: Biological Sciences</text:span>, 376, 20210063.</text:p></text:section>
<text:section text:name="ref-Williams2000SimRul"><text:p text:style-name="Text_20_body">Williams, R.J. &amp; Martinez, N.D. (2000). <text:a xlink:type="simple" xlink:href="https://doi.org/10.1038/35004572" office:name=""><text:span text:style-name="Definition">Simple rules yield complex food webs</text:span></text:a>. <text:span text:style-name="T1">Nature</text:span>, 404, 180–183.</text:p></text:section>
<text:section text:name="ref-Wilmers2012TroCas"><text:p text:style-name="Text_20_body">Wilmers, C.C., Estes, J.A., Edwards, M., Laidre, K.L. &amp; Konar, B. (2012). <text:a xlink:type="simple" xlink:href="https://doi.org/10.1890/110176" office:name=""><text:span text:style-name="Definition">Do trophic cascades affect the storage and flux of atmospheric carbon? An analysis of sea otters and kelp forests</text:span></text:a>. <text:span text:style-name="T1">Frontiers in Ecology and the Environment</text:span>, 10, 409–415.</text:p></text:section>
<text:section text:name="ref-Wootton2005MeaInt"><text:p text:style-name="Text_20_body">Wootton, J.T. &amp; Emmerson, M. (2005). <text:a xlink:type="simple" xlink:href="https://www.jstor.org/stable/30033811" office:name=""><text:span text:style-name="Definition">Measurement of Interaction Strength in Nature</text:span></text:a>. <text:span text:style-name="T1">Annual Review of Ecology, Evolution, and Systematics</text:span>, 36, 419–444.</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Hierarchical models to predict predation in complex trophic communities</dc:title>
    <dc:description/>
    <dc:subject/>
    <meta:keyword>pairwise trophic interactions, ecological networks, biomass flows, mass action, space clearance rate, bayesian analysis</meta:keyword>
    <meta:initial-creator/>
    <dc:creator/>
    <meta:creation-date>2024-10-31T02:55:08Z</meta:creation-date>
    <dc:date>2024-10-31T02:55:08Z</dc:date>
    <meta:user-defined meta:name="abstract"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Mercier_et_al_2024_hierarchical_models</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2/content.xml><?xml version="1.0" encoding="utf-8"?>
<math xmlns="http://www.w3.org/1998/Math/MathML" display="block">
  <mi>e</mi>
</math>
</file>

<file path=Formula-14/content.xml><?xml version="1.0" encoding="utf-8"?>
<math xmlns="http://www.w3.org/1998/Math/MathML" display="block">
  <mrow>
    <mi>e</mi>
    <mi>q</mi>
    <mi>u</mi>
    <mi>a</mi>
    <mi>t</mi>
    <mi>i</mi>
    <mi>o</mi>
    <mi>n</mi>
    <mi>N</mi>
    <mi>u</mi>
    <mi>m</mi>
    <mi>b</mi>
    <mi>e</mi>
    <mi>r</mi>
    <mi>T</mi>
    <mi>e</mi>
    <mi>X</mi>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